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44in"/>
    </style:style>
    <style:style style:name="co2"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5" table:default-cell-style-name="Default"/>
        <table:table-row table:style-name="ro1">
          <table:table-cell table:style-name="ce1" office:value-type="string" calcext:value-type="string">
            <text:p>postNumber</text:p>
          </table:table-cell>
          <table:table-cell table:style-name="ce1" office:value-type="string" calcext:value-type="string">
            <text:p>title</text:p>
          </table:table-cell>
          <table:table-cell table:style-name="ce1" office:value-type="string" calcext:value-type="string">
            <text:p>numberOfImages</text:p>
          </table:table-cell>
          <table:table-cell table:style-name="ce7" office:value-type="string" calcext:value-type="string">
            <text:p>imageAlts</text:p>
          </table:table-cell>
          <table:table-cell table:style-name="ce7" office:value-type="string" calcext:value-type="string">
            <text:p>featureCount</text:p>
          </table:table-cell>
          <table:table-cell table:style-name="ce1" office:value-type="string" calcext:value-type="string">
            <text:p>location</text:p>
          </table:table-cell>
          <table:table-cell table:style-name="ce1" office:value-type="string" calcext:value-type="string">
            <text:p>date</text:p>
          </table:table-cell>
          <table:table-cell table:style-name="ce1" office:value-type="string" calcext:value-type="string">
            <text:p>content</text:p>
          </table:table-cell>
          <table:table-cell table:number-columns-repeated="1017"/>
        </table:table-row>
        <table:table-row table:style-name="ro1">
          <table:table-cell office:value-type="float" office:value="5" calcext:value-type="float">
            <text:p>5</text:p>
          </table:table-cell>
          <table:table-cell table:style-name="ce1" office:value-type="string" calcext:value-type="string">
            <text:p>cycling the sound</text:p>
          </table:table-cell>
          <table:table-cell office:value-type="float" office:value="0" calcext:value-type="float">
            <text:p>0</text:p>
          </table:table-cell>
          <table:table-cell/>
          <table:table-cell table:style-name="ce1" office:value-type="float" office:value="13" calcext:value-type="float">
            <text:p>13</text:p>
          </table:table-cell>
          <table:table-cell table:style-name="ce1" office:value-type="string" calcext:value-type="string">
            <text:p>seattle</text:p>
          </table:table-cell>
          <table:table-cell table:style-name="ce8" office:value-type="string" calcext:value-type="string">
            <text:p>2024</text:p>
          </table:table-cell>
          <table:table-cell table:style-name="ce1" office:value-type="string" calcext:value-type="string">
            <text:p>This past year, I moved to Seattle in large part to have access to the abundance of bike-packing routes within the Pacific Northwest. As I work my way across the Olympic/Cascades mountains and the islands of the Pudget Sound, I wanted to document my trips cartographically. This cycling map project uses python scrips to pull GPX data from the strava api and convert it into geojson. Those routes are then displayed using a leaflet map. Click through to explore my adventures by year.</text:p>
          </table:table-cell>
          <table:table-cell table:number-columns-repeated="1017"/>
        </table:table-row>
        <table:table-row table:style-name="ro1">
          <table:table-cell table:style-name="ce1" office:value-type="float" office:value="4" calcext:value-type="float">
            <text:p>4</text:p>
          </table:table-cell>
          <table:table-cell table:style-name="ce1" office:value-type="string" calcext:value-type="string">
            <text:p>music recommends</text:p>
          </table:table-cell>
          <table:table-cell office:value-type="float" office:value="1" calcext:value-type="float">
            <text:p>1</text:p>
          </table:table-cell>
          <table:table-cell office:value-type="string" calcext:value-type="string">
            <text:p>video showinig functionality of music recommendation app</text:p>
          </table:table-cell>
          <table:table-cell office:value-type="float" office:value="0" calcext:value-type="float">
            <text:p>0</text:p>
          </table:table-cell>
          <table:table-cell table:style-name="ce1" office:value-type="string" calcext:value-type="string">
            <text:p>seattle</text:p>
          </table:table-cell>
          <table:table-cell table:style-name="ce1" office:value-type="float" office:value="2024" calcext:value-type="float">
            <text:p>2024</text:p>
          </table:table-cell>
          <table:table-cell table:style-name="ce1" office:value-type="string" calcext:value-type="string">
            <text:p>Depending on the current iteration of the Spotify recommendation algorithm, the suggestions can be exceedingly personalized. Users are often given recommendations that fall close to their current artists and genres, making it difficult to expand their taste through the algorithmic playlists and stations. In an effort to find broader music recommendations, I created a web application to provide related artists recommendations from the Spotify API. The user inputs an artist name and a playlist is generated with songs controlled for popularity. The songs can be previewed and either removed or added to the suggestion seed to make the playlist more similar to that song. New songs can be populated into the playlist until it is a desired length. The completed playlist can then be named and saved to the users Spotify account.</text:p>
          </table:table-cell>
          <table:table-cell table:style-name="ce1" office:value-type="string" calcext:value-type="string">
            <text:p>This project is not currently live. It was created to demonstrate a proficiency various skills including developing full-stack python apps, RESTful APIs, authorization schemas, and application prototyping/testing.</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making my own</text:p>
          </table:table-cell>
          <table:table-cell table:style-name="ce2" office:value-type="float" office:value="4" calcext:value-type="float">
            <text:p>4</text:p>
          </table:table-cell>
          <table:table-cell office:value-type="string" calcext:value-type="string">
            <text:p>Photo of sewing machine and half finished backpack, photo of homemade backpack, photo of homemade backpack, photo of homemade backpack</text:p>
          </table:table-cell>
          <table:table-cell office:value-type="float" office:value="0" calcext:value-type="float">
            <text:p>0</text:p>
          </table:table-cell>
          <table:table-cell table:style-name="ce1" office:value-type="string" calcext:value-type="string">
            <text:p>asheville</text:p>
          </table:table-cell>
          <table:table-cell table:style-name="ce8" office:value-type="string" calcext:value-type="string">
            <text:p>2024</text:p>
          </table:table-cell>
          <table:table-cell table:style-name="ce1" office:value-type="string" calcext:value-type="string">
            <text:p>I've always felt that a lot of outdoor gear isn't great. The balance between form, functionality, price, durability, weight, and most importantly ~color~ is very subjective. It's impossible for a widely produced item not to fall short in one area or another. My discovery that people sew gear themselves was therefore revolutionary. The -aptly named- Make Your Own Gear (myog) community is surprisingly large and sources the same highly-engineered materials that commercial brands have access to. Sewing skills willing, I realized that almost all the camping gear I use could be sewn or made exactly to my specifications.</text:p>
          </table:table-cell>
          <table:table-cell table:style-name="ce1" office:value-type="string" calcext:value-type="string">
            <text:p>In an admittedly zealous first attempt, I decided to sew a ultralight backpacking pack. Since I did not have previous experience prototyping or using patterns, I decided to base my initial design off of a popular pack from Hyperlite Mountain Gear, with modifications to make it more comfortable and lighter. I found the actual process of sewing to be significantly easier than figuring out the logistical order-of-operations for constructing it with clean seams. Despite a significant amount of ripping out mistake stitches, it turned out better than I expected. As to whether the bottom falls out in the field, only time will tell.</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alps</text:p>
          </table:table-cell>
          <table:table-cell table:style-name="ce3" office:value-type="float" office:value="7" calcext:value-type="float">
            <text:p>7</text:p>
          </table:table-cell>
          <table:table-cell office:value-type="string" calcext:value-type="string">
            <text:p>photo of mountainside with sign, photo of mountains and tree, photo of mountainside and chamonix, photo of barren rocky outcropping, map of europe, map of tour du mont blanc, map of dolomites</text:p>
          </table:table-cell>
          <table:table-cell office:value-type="float" office:value="4" calcext:value-type="float">
            <text:p>4</text:p>
          </table:table-cell>
          <table:table-cell table:style-name="ce1" office:value-type="string" calcext:value-type="string">
            <text:p>belluno, italy</text:p>
          </table:table-cell>
          <table:table-cell table:style-name="ce8" office:value-type="string" calcext:value-type="string">
            <text:p>2023</text:p>
          </table:table-cell>
          <table:table-cell table:style-name="ce1" office:value-type="string" calcext:value-type="string">
            <text:p>I love walking in the mountains alone. Nothing conjures an equivalent sense of being so strikingly in your own body or mind. This past summer, my desire for an extended period of wandering and reflection brought me to the French and Italian alps. In the course of nearly two months of sleeping in the dirt, I backpacked Parc National de la Vanoise, the Tour du Mont Blanc, a northbound traverse of Alta Via 1, and southbound Alta Via 2.</text:p>
          </table:table-cell>
          <table:table-cell table:style-name="ce1" office:value-type="string" calcext:value-type="string">
            <text:p>Despite my initial plans to follow an itinerary, I found that the weather and topography were more consistent guides of my route. Each morning, I would leave my camp not sure how far I would be going. During my breaks, I would pour over topographic maps to determine potential places to camp that night. The open-ended nature of this type of backpacking I found to be deeply fulfilling and stimulating. To have your physical movement on the earth be the only relevant decision in your day creates a simplicity that allows you to be genuinely present. As the days accumulate, you develop an appreciation for the capacity of human-scale movement and the magnitude of geological forces.</text:p>
          </table:table-cell>
          <table:table-cell table:number-columns-repeated="1016"/>
        </table:table-row>
        <table:table-row table:style-name="ro2">
          <table:table-cell table:style-name="ce1" office:value-type="float" office:value="1" calcext:value-type="float">
            <text:p>1</text:p>
          </table:table-cell>
          <table:table-cell office:value-type="string" calcext:value-type="string">
            <text:p>pdx to sf</text:p>
          </table:table-cell>
          <table:table-cell office:value-type="float" office:value="5" calcext:value-type="float">
            <text:p>5</text:p>
          </table:table-cell>
          <table:table-cell office:value-type="string" calcext:value-type="string">
            <text:p>test,est,est,ses,tes</text:p>
          </table:table-cell>
          <table:table-cell office:value-type="float" office:value="1" calcext:value-type="float">
            <text:p>1</text:p>
          </table:table-cell>
          <table:table-cell office:value-type="string" calcext:value-type="string">
            <text:p>oregon + california coast</text:p>
          </table:table-cell>
          <table:table-cell office:value-type="float" office:value="2022" calcext:value-type="float">
            <text:p>2022</text:p>
          </table:table-cell>
          <table:table-cell office:value-type="string" calcext:value-type="string">
            <text:p>[insert content]</text:p>
          </table:table-cell>
          <table:table-cell table:number-columns-repeated="1017"/>
        </table:table-row>
        <table:table-row table:style-name="ro2" table:number-rows-repeated="1048569">
          <table:table-cell table:number-columns-repeated="1025"/>
        </table:table-row>
        <table:table-row table:style-name="ro2">
          <table:table-cell table:number-columns-repeated="102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21:14:56.775592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MacOSX_AARCH64 LibreOffice_project/e1cf4a87eb02d755bce1a01209907ea5ddc8f069</meta:generator>
    <dc:date>2025-03-23T22:11:55.090576000</dc:date>
    <meta:editing-duration>P4DT17H28M46S</meta:editing-duration>
    <meta:editing-cycles>7</meta:editing-cycles>
    <meta:document-statistic meta:table-count="1" meta:cell-count="50" meta:object-count="0"/>
    <meta:user-defined meta:name=""/>
  </office:meta>
</office:document-meta>
</file>